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64c4e" officeooo:paragraph-rsid="00164c4e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nn wir unsere App offen, wir sehen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1:00:00.946339400</meta:creation-date>
    <dc:date>2025-06-06T11:54:49.588064300</dc:date>
    <meta:editing-duration>PT41M57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1" meta:word-count="7" meta:character-count="37" meta:non-whitespace-character-count="30"/>
  </office:meta>
</office:document-meta>
</file>